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58641443448361946" text:style-name="L1">
        <text:list-item>
          <text:p text:style-name="P1">Layout with new chip (59er), Chip oder QFN? Wo sind die zu finden? → Markus fragen. Wieso der eig. Nicht verwendet werden sollte, was seine Idee war.</text:p>
        </text:list-item>
        <text:list-item>
          <text:p text:style-name="P1">2x Layouts erstellen, 1x wie bisher besprochen, 1x mit dem neuen Chip</text:p>
        </text:list-item>
        <text:list-item>
          <text:p text:style-name="P2">La<text:span text:style-name="T2">yout komprimieren, bzw. optimieren</text:span></text:p>
        </text:list-item>
        <text:list-item>
          <text:p text:style-name="P1"/>
        </text:list-item>
        <text:list-item>
          <text:p text:style-name="P1">Masseschleifen, Versorgungspins</text:p>
        </text:list-item>
        <text:list-item>
          <text:p text:style-name="P1">Mehrere Treiberspannungen zusammenfassen</text:p>
        </text:list-item>
        <text:list-item>
          <text:p text:style-name="P1">GND Pin Stiftleiste mit vias anschließen</text:p>
        </text:list-item>
        <text:list-item>
          <text:p text:style-name="P1">real schematic mit allen Spannnungen und Strömen erstellen</text:p>
        </text:list-item>
        <text:list-item>
          <text:p text:style-name="P1">Leistung der einzelnen Chips, wegen Wärmeentwicklung, DC und RF Leistung</text:p>
        </text:list-item>
        <text:list-item>
          <text:p text:style-name="P1">Bonddrahtlänge ermitteln →<text:span text:style-name="T1"> Dirk fragen</text:span></text:p>
        </text:list-item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4T15:30:57.37</meta:creation-date>
    <dc:date>2016-02-04T13:36:45.65</dc:date>
    <meta:editing-duration>PT1H2M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86" meta:character-count="551"/>
  </office:meta>
</office:document-meta>
</file>